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36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2:58:49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2:59:30.557000000</dc:date>
    <meta:print-date>2006-09-05T16:08:04</meta:print-date>
    <meta:editing-duration>PT51M54S</meta:editing-duration>
    <meta:editing-cycles>20</meta:editing-cycles>
    <meta:generator>LibreOfficeDev/5.4.0.0.alpha0$Windows_x86 LibreOffice_project/ed9af1e4ac0ec6c0371213ea99be62059938ac1b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 style:data-style-name="N16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D10:Mo_példa_06_a.H14" chart:data-source-has-labels="both" svg:x="0.359cm" svg:y="0.18cm" svg:width="17.278cm" svg:height="8.656cm">
          <chartooo:coordinate-region svg:x="0.359cm" svg:y="0.18cm" svg:width="17.278cm" svg:height="8.656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_példa_06_a.E10:Mo_példa_06_a.H1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